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Helvetica" svg:font-family="Helvetica" style:font-pitch="variable"/>
    <style:font-face style:name="Liberation Serif1" svg:font-family="'Liberation Serif'"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ff0000" draw:marker-start-width="0.196cm" draw:marker-end-width="0.196cm" draw:fill="none" fo:padding-top="0cm" fo:padding-bottom="0cm" fo:padding-left="0cm" fo:padding-right="0cm"/>
    </style:style>
    <style:style style:name="gr2"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objectwithoutfill">
      <style:graphic-properties draw:stroke="solid" svg:stroke-width="0cm" svg:stroke-color="#ff0000" draw:marker-start-width="0.2cm" draw:marker-end-width="0.2cm" draw:fill="none" draw:textarea-vertical-align="middle" fo:padding-top="0.125cm" fo:padding-bottom="0.125cm" fo:padding-left="0.25cm" fo:padding-right="0.25cm"/>
    </style:style>
    <style:style style:name="gr1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g>
            <draw:line draw:style-name="gr1" draw:layer="layout" svg:x1="1cm" svg:y1="9.501cm" svg:x2="1.799cm" svg:y2="9.501cm">
              <text:p/>
            </draw:line>
            <draw:line draw:style-name="gr1" draw:layer="layout" svg:x1="1.799cm" svg:y1="9.2cm" svg:x2="1.799cm" svg:y2="9.501cm">
              <text:p/>
            </draw:line>
            <draw:line draw:style-name="gr1" draw:layer="layout" svg:x1="1.799cm" svg:y1="9.2cm" svg:x2="2.6cm" svg:y2="9.2cm">
              <text:p/>
            </draw:line>
            <draw:line draw:style-name="gr1" draw:layer="layout" svg:x1="2.6cm" svg:y1="9.2cm" svg:x2="2.6cm" svg:y2="9.501cm">
              <text:p/>
            </draw:line>
            <draw:line draw:style-name="gr1" draw:layer="layout" svg:x1="2.6cm" svg:y1="9.501cm" svg:x2="3.399cm" svg:y2="9.501cm">
              <text:p/>
            </draw:line>
            <draw:line draw:style-name="gr1" draw:layer="layout" svg:x1="3.399cm" svg:y1="9.2cm" svg:x2="3.399cm" svg:y2="9.501cm">
              <text:p/>
            </draw:line>
            <draw:line draw:style-name="gr1" draw:layer="layout" svg:x1="3.399cm" svg:y1="9.2cm" svg:x2="4.199cm" svg:y2="9.2cm">
              <text:p/>
            </draw:line>
            <draw:line draw:style-name="gr1" draw:layer="layout" svg:x1="4.199cm" svg:y1="9.2cm" svg:x2="4.199cm" svg:y2="9.501cm">
              <text:p/>
            </draw:line>
            <draw:line draw:style-name="gr1" draw:layer="layout" svg:x1="4.199cm" svg:y1="9.501cm" svg:x2="4.699cm" svg:y2="9.501cm">
              <text:p/>
            </draw:line>
            <draw:line draw:style-name="gr1" draw:layer="layout" svg:x1="1cm" svg:y1="5.5cm" svg:x2="1.799cm" svg:y2="5.5cm">
              <text:p/>
            </draw:line>
            <draw:line draw:style-name="gr1" draw:layer="layout" svg:x1="1.799cm" svg:y1="5.5cm" svg:x2="1.799cm" svg:y2="5.801cm">
              <text:p/>
            </draw:line>
            <draw:line draw:style-name="gr1" draw:layer="layout" svg:x1="1.799cm" svg:y1="5.801cm" svg:x2="2.6cm" svg:y2="5.801cm">
              <text:p/>
            </draw:line>
            <draw:line draw:style-name="gr1" draw:layer="layout" svg:x1="2.6cm" svg:y1="5.5cm" svg:x2="2.6cm" svg:y2="5.801cm">
              <text:p/>
            </draw:line>
            <draw:line draw:style-name="gr1" draw:layer="layout" svg:x1="2.6cm" svg:y1="5.5cm" svg:x2="3.399cm" svg:y2="5.5cm">
              <text:p/>
            </draw:line>
            <draw:line draw:style-name="gr1" draw:layer="layout" svg:x1="3.399cm" svg:y1="5.5cm" svg:x2="3.399cm" svg:y2="5.801cm">
              <text:p/>
            </draw:line>
            <draw:line draw:style-name="gr1" draw:layer="layout" svg:x1="3.399cm" svg:y1="5.801cm" svg:x2="4.199cm" svg:y2="5.801cm">
              <text:p/>
            </draw:line>
            <draw:line draw:style-name="gr1" draw:layer="layout" svg:x1="4.199cm" svg:y1="5.5cm" svg:x2="4.199cm" svg:y2="5.801cm">
              <text:p/>
            </draw:line>
            <draw:line draw:style-name="gr1" draw:layer="layout" svg:x1="4.199cm" svg:y1="5.5cm" svg:x2="4.699cm" svg:y2="5.5cm">
              <text:p/>
            </draw:line>
            <draw:line draw:style-name="gr1" draw:layer="layout" svg:x1="1cm" svg:y1="9.501cm" svg:x2="1cm" svg:y2="8.701cm">
              <text:p/>
            </draw:line>
            <draw:line draw:style-name="gr1" draw:layer="layout" svg:x1="1.299cm" svg:y1="8.701cm" svg:x2="1cm" svg:y2="8.701cm">
              <text:p/>
            </draw:line>
            <draw:line draw:style-name="gr1" draw:layer="layout" svg:x1="1.299cm" svg:y1="8.701cm" svg:x2="1.299cm" svg:y2="7.9cm">
              <text:p/>
            </draw:line>
            <draw:line draw:style-name="gr1" draw:layer="layout" svg:x1="1.299cm" svg:y1="7.9cm" svg:x2="1cm" svg:y2="7.9cm">
              <text:p/>
            </draw:line>
            <draw:line draw:style-name="gr1" draw:layer="layout" svg:x1="1cm" svg:y1="7.9cm" svg:x2="1cm" svg:y2="7.101cm">
              <text:p/>
            </draw:line>
            <draw:line draw:style-name="gr1" draw:layer="layout" svg:x1="1.299cm" svg:y1="7.101cm" svg:x2="1cm" svg:y2="7.101cm">
              <text:p/>
            </draw:line>
            <draw:line draw:style-name="gr1" draw:layer="layout" svg:x1="1.299cm" svg:y1="7.101cm" svg:x2="1.299cm" svg:y2="6.301cm">
              <text:p/>
            </draw:line>
            <draw:line draw:style-name="gr1" draw:layer="layout" svg:x1="1.299cm" svg:y1="6.301cm" svg:x2="1cm" svg:y2="6.301cm">
              <text:p/>
            </draw:line>
            <draw:line draw:style-name="gr1" draw:layer="layout" svg:x1="1cm" svg:y1="6.301cm" svg:x2="1cm" svg:y2="5.5cm">
              <text:p/>
            </draw:line>
            <draw:line draw:style-name="gr1" draw:layer="layout" svg:x1="4.699cm" svg:y1="9.501cm" svg:x2="4.699cm" svg:y2="8.701cm">
              <text:p/>
            </draw:line>
            <draw:line draw:style-name="gr1" draw:layer="layout" svg:x1="5cm" svg:y1="8.701cm" svg:x2="4.699cm" svg:y2="8.701cm">
              <text:p/>
            </draw:line>
            <draw:line draw:style-name="gr1" draw:layer="layout" svg:x1="5cm" svg:y1="8.701cm" svg:x2="5cm" svg:y2="7.9cm">
              <text:p/>
            </draw:line>
            <draw:line draw:style-name="gr1" draw:layer="layout" svg:x1="5cm" svg:y1="7.9cm" svg:x2="4.699cm" svg:y2="7.9cm">
              <text:p/>
            </draw:line>
            <draw:line draw:style-name="gr1" draw:layer="layout" svg:x1="4.699cm" svg:y1="7.9cm" svg:x2="4.699cm" svg:y2="7.101cm">
              <text:p/>
            </draw:line>
            <draw:line draw:style-name="gr1" draw:layer="layout" svg:x1="5cm" svg:y1="7.101cm" svg:x2="4.699cm" svg:y2="7.101cm">
              <text:p/>
            </draw:line>
            <draw:line draw:style-name="gr1" draw:layer="layout" svg:x1="5cm" svg:y1="7.101cm" svg:x2="5cm" svg:y2="6.301cm">
              <text:p/>
            </draw:line>
            <draw:line draw:style-name="gr1" draw:layer="layout" svg:x1="5cm" svg:y1="6.301cm" svg:x2="4.699cm" svg:y2="6.301cm">
              <text:p/>
            </draw:line>
            <draw:line draw:style-name="gr1" draw:layer="layout" svg:x1="4.699cm" svg:y1="6.301cm" svg:x2="4.699cm" svg:y2="5.5cm">
              <text:p/>
            </draw:line>
          </draw:g>
          <draw:line draw:style-name="gr1" draw:layer="layout" svg:x1="1.301cm" svg:y1="5.199cm" svg:x2="1.8cm" svg:y2="5.199cm">
            <text:p/>
          </draw:line>
          <draw:line draw:style-name="gr1" draw:layer="layout" svg:x1="1.8cm" svg:y1="5.199cm" svg:x2="1.8cm" svg:y2="5.5cm">
            <text:p/>
          </draw:line>
          <draw:line draw:style-name="gr1" draw:layer="layout" svg:x1="1.8cm" svg:y1="5.5cm" svg:x2="2.601cm" svg:y2="5.5cm">
            <text:p/>
          </draw:line>
          <draw:line draw:style-name="gr1" draw:layer="layout" svg:x1="2.601cm" svg:y1="5.199cm" svg:x2="2.601cm" svg:y2="5.5cm">
            <text:p/>
          </draw:line>
          <draw:line draw:style-name="gr1" draw:layer="layout" svg:x1="2.601cm" svg:y1="5.199cm" svg:x2="3.4cm" svg:y2="5.199cm">
            <text:p/>
          </draw:line>
          <draw:line draw:style-name="gr1" draw:layer="layout" svg:x1="3.4cm" svg:y1="5.199cm" svg:x2="3.4cm" svg:y2="5.5cm">
            <text:p/>
          </draw:line>
          <draw:line draw:style-name="gr1" draw:layer="layout" svg:x1="3.4cm" svg:y1="5.5cm" svg:x2="4.2cm" svg:y2="5.5cm">
            <text:p/>
          </draw:line>
          <draw:line draw:style-name="gr1" draw:layer="layout" svg:x1="4.2cm" svg:y1="5.199cm" svg:x2="4.2cm" svg:y2="5.5cm">
            <text:p/>
          </draw:line>
          <draw:line draw:style-name="gr1" draw:layer="layout" svg:x1="4.2cm" svg:y1="5.199cm" svg:x2="4.7cm" svg:y2="5.199cm">
            <text:p/>
          </draw:line>
          <draw:line draw:style-name="gr1" draw:layer="layout" svg:x1="1.301cm" svg:y1="1.8cm" svg:x2="1.8cm" svg:y2="1.8cm">
            <text:p/>
          </draw:line>
          <draw:line draw:style-name="gr1" draw:layer="layout" svg:x1="1.8cm" svg:y1="1.499cm" svg:x2="1.8cm" svg:y2="1.8cm">
            <text:p/>
          </draw:line>
          <draw:line draw:style-name="gr1" draw:layer="layout" svg:x1="1.8cm" svg:y1="1.499cm" svg:x2="2.601cm" svg:y2="1.499cm">
            <text:p/>
          </draw:line>
          <draw:line draw:style-name="gr1" draw:layer="layout" svg:x1="2.601cm" svg:y1="1.499cm" svg:x2="2.601cm" svg:y2="1.8cm">
            <text:p/>
          </draw:line>
          <draw:line draw:style-name="gr1" draw:layer="layout" svg:x1="2.601cm" svg:y1="1.8cm" svg:x2="3.4cm" svg:y2="1.8cm">
            <text:p/>
          </draw:line>
          <draw:line draw:style-name="gr1" draw:layer="layout" svg:x1="3.4cm" svg:y1="1.499cm" svg:x2="3.4cm" svg:y2="1.8cm">
            <text:p/>
          </draw:line>
          <draw:line draw:style-name="gr1" draw:layer="layout" svg:x1="3.4cm" svg:y1="1.499cm" svg:x2="4.2cm" svg:y2="1.499cm">
            <text:p/>
          </draw:line>
          <draw:line draw:style-name="gr1" draw:layer="layout" svg:x1="4.2cm" svg:y1="1.499cm" svg:x2="4.2cm" svg:y2="1.8cm">
            <text:p/>
          </draw:line>
          <draw:line draw:style-name="gr1" draw:layer="layout" svg:x1="4.2cm" svg:y1="1.8cm" svg:x2="4.7cm" svg:y2="1.8cm">
            <text:p/>
          </draw:line>
          <draw:line draw:style-name="gr1" draw:layer="layout" svg:x1="1.301cm" svg:y1="5.199cm" svg:x2="1.301cm" svg:y2="4.7cm">
            <text:p/>
          </draw:line>
          <draw:line draw:style-name="gr1" draw:layer="layout" svg:x1="1.301cm" svg:y1="4.7cm" svg:x2="1cm" svg:y2="4.7cm">
            <text:p/>
          </draw:line>
          <draw:line draw:style-name="gr1" draw:layer="layout" svg:x1="1cm" svg:y1="4.7cm" svg:x2="1cm" svg:y2="3.899cm">
            <text:p/>
          </draw:line>
          <draw:line draw:style-name="gr1" draw:layer="layout" svg:x1="1.301cm" svg:y1="3.899cm" svg:x2="1cm" svg:y2="3.899cm">
            <text:p/>
          </draw:line>
          <draw:line draw:style-name="gr1" draw:layer="layout" svg:x1="1.301cm" svg:y1="3.899cm" svg:x2="1.301cm" svg:y2="3.1cm">
            <text:p/>
          </draw:line>
          <draw:line draw:style-name="gr1" draw:layer="layout" svg:x1="1.301cm" svg:y1="3.1cm" svg:x2="1cm" svg:y2="3.1cm">
            <text:p/>
          </draw:line>
          <draw:line draw:style-name="gr1" draw:layer="layout" svg:x1="1cm" svg:y1="3.1cm" svg:x2="1cm" svg:y2="2.3cm">
            <text:p/>
          </draw:line>
          <draw:line draw:style-name="gr1" draw:layer="layout" svg:x1="1.301cm" svg:y1="2.3cm" svg:x2="1cm" svg:y2="2.3cm">
            <text:p/>
          </draw:line>
          <draw:line draw:style-name="gr1" draw:layer="layout" svg:x1="1.301cm" svg:y1="2.3cm" svg:x2="1.301cm" svg:y2="1.8cm">
            <text:p/>
          </draw:line>
          <draw:line draw:style-name="gr1" draw:layer="layout" svg:x1="4.7cm" svg:y1="5.199cm" svg:x2="4.7cm" svg:y2="4.7cm">
            <text:p/>
          </draw:line>
          <draw:line draw:style-name="gr1" draw:layer="layout" svg:x1="5.001cm" svg:y1="4.7cm" svg:x2="4.7cm" svg:y2="4.7cm">
            <text:p/>
          </draw:line>
          <draw:line draw:style-name="gr1" draw:layer="layout" svg:x1="5.001cm" svg:y1="4.7cm" svg:x2="5.001cm" svg:y2="3.899cm">
            <text:p/>
          </draw:line>
          <draw:line draw:style-name="gr1" draw:layer="layout" svg:x1="5.001cm" svg:y1="3.899cm" svg:x2="4.7cm" svg:y2="3.899cm">
            <text:p/>
          </draw:line>
          <draw:line draw:style-name="gr1" draw:layer="layout" svg:x1="4.7cm" svg:y1="3.899cm" svg:x2="4.7cm" svg:y2="3.1cm">
            <text:p/>
          </draw:line>
          <draw:line draw:style-name="gr1" draw:layer="layout" svg:x1="5.001cm" svg:y1="3.1cm" svg:x2="4.7cm" svg:y2="3.1cm">
            <text:p/>
          </draw:line>
          <draw:line draw:style-name="gr1" draw:layer="layout" svg:x1="5.001cm" svg:y1="3.1cm" svg:x2="5.001cm" svg:y2="2.3cm">
            <text:p/>
          </draw:line>
          <draw:line draw:style-name="gr1" draw:layer="layout" svg:x1="5.001cm" svg:y1="2.3cm" svg:x2="4.7cm" svg:y2="2.3cm">
            <text:p/>
          </draw:line>
          <draw:line draw:style-name="gr1" draw:layer="layout" svg:x1="4.7cm" svg:y1="2.3cm" svg:x2="4.7cm" svg:y2="1.8cm">
            <text:p/>
          </draw:line>
          <draw:g>
            <draw:path draw:style-name="gr2" draw:text-style-name="P1" draw:layer="layout" svg:width="0.726cm" svg:height="0.641cm" svg:x="1.5cm" svg:y="6.6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 draw:text-style-name="P1" draw:layer="layout" svg:width="0.698cm" svg:height="0.62cm" svg:x="2.372cm" svg:y="6.70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4" draw:text-style-name="P1" draw:layer="layout" svg:width="0.316cm" svg:height="0.157cm" svg:x="2.529cm" svg:y="6.805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5" draw:text-style-name="P1" draw:layer="layout" svg:width="0.591cm" svg:height="0.62cm" svg:x="3.156cm" svg:y="6.701cm" svg:viewBox="0 0 592 621" draw:points="0,621 0,0 576,0 576,105 157,105 157,243 547,243 547,347 157,347 157,516 592,516 592,621">
              <text:p/>
            </draw:polygon>
            <draw:polygon draw:style-name="gr6" draw:text-style-name="P1" draw:layer="layout" svg:width="0.616cm" svg:height="0.62cm" svg:x="3.883cm" svg:y="6.701cm" svg:viewBox="0 0 617 621" draw:points="0,621 0,0 153,0 471,415 471,0 617,0 617,621 459,621 146,216 146,621">
              <text:p/>
            </draw:polygon>
            <draw:path draw:style-name="gr7" draw:text-style-name="P1" draw:layer="layout" svg:width="0.753cm" svg:height="0.641cm" svg:x="1.528cm" svg:y="7.658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8" draw:text-style-name="P1" draw:layer="layout" svg:width="0.65cm" svg:height="0.62cm" svg:x="2.405cm" svg:y="7.669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9" draw:text-style-name="P1" draw:layer="layout" svg:width="0.546cm" svg:height="0.615cm" svg:x="3.193cm" svg:y="7.673cm" svg:viewBox="0 0 547 616" draw:points="0,616 0,0 157,0 157,511 547,511 547,616">
              <text:p/>
            </draw:polygon>
            <draw:polygon draw:style-name="gr10" draw:text-style-name="P1" draw:layer="layout" svg:width="0.591cm" svg:height="0.62cm" svg:x="3.853cm" svg:y="7.669cm" svg:viewBox="0 0 592 621" draw:points="0,621 0,0 576,0 576,105 157,105 157,243 547,243 547,347 157,347 157,516 592,516 592,621">
              <text:p/>
            </draw:polygon>
            <draw:line draw:style-name="gr11" draw:text-style-name="P2" draw:layer="layout" svg:x1="2.53cm" svg:y1="6.806cm" svg:x2="2.53cm" svg:y2="6.964cm">
              <text:p/>
            </draw:line>
            <draw:line draw:style-name="gr11" draw:text-style-name="P2" draw:layer="layout" svg:x1="2.372cm" svg:y1="7.322cm" svg:x2="2.529cm" svg:y2="7.322cm">
              <text:p/>
            </draw:line>
            <draw:line draw:style-name="gr11" draw:text-style-name="P2" draw:layer="layout" svg:x1="1.889cm" svg:y1="7.094cm" svg:x2="2.069cm" svg:y2="7.094cm">
              <text:p/>
            </draw:line>
            <draw:line draw:style-name="gr11" draw:text-style-name="P2" draw:layer="layout" svg:x1="2.406cm" svg:y1="7.661cm" svg:x2="2.406cm" svg:y2="8.291cm">
              <text:p/>
            </draw:line>
            <draw:line draw:style-name="gr11" draw:text-style-name="P2" draw:layer="layout" svg:x1="2.562cm" svg:y1="7.771cm" svg:x2="2.652cm" svg:y2="7.771cm">
              <text:p/>
            </draw:line>
            <draw:line draw:style-name="gr11" draw:text-style-name="P2" draw:layer="layout" svg:x1="2.562cm" svg:y1="7.771cm" svg:x2="2.652cm" svg:y2="7.771cm">
              <text:p/>
            </draw:line>
            <draw:line draw:style-name="gr11" draw:text-style-name="P2" draw:layer="layout" svg:x1="2.562cm" svg:y1="8.02cm" svg:x2="2.697cm" svg:y2="8.02cm">
              <text:p/>
            </draw:line>
          </draw:g>
          <draw:path draw:style-name="gr12" draw:text-style-name="P1" draw:layer="layout" svg:width="2.399cm" svg:height="2.559cm" svg:x="1.8cm" svg:y="2.24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4.7cm" svg:y1="9.501cm" svg:x2="5.499cm" svg:y2="9.501cm">
              <text:p/>
            </draw:line>
            <draw:line draw:style-name="gr1" draw:layer="layout" svg:x1="5.499cm" svg:y1="9.2cm" svg:x2="5.499cm" svg:y2="9.501cm">
              <text:p/>
            </draw:line>
            <draw:line draw:style-name="gr1" draw:layer="layout" svg:x1="5.499cm" svg:y1="9.2cm" svg:x2="6.3cm" svg:y2="9.2cm">
              <text:p/>
            </draw:line>
            <draw:line draw:style-name="gr1" draw:layer="layout" svg:x1="6.3cm" svg:y1="9.2cm" svg:x2="6.3cm" svg:y2="9.501cm">
              <text:p/>
            </draw:line>
            <draw:line draw:style-name="gr1" draw:layer="layout" svg:x1="6.3cm" svg:y1="9.501cm" svg:x2="7.099cm" svg:y2="9.501cm">
              <text:p/>
            </draw:line>
            <draw:line draw:style-name="gr1" draw:layer="layout" svg:x1="7.099cm" svg:y1="9.2cm" svg:x2="7.099cm" svg:y2="9.501cm">
              <text:p/>
            </draw:line>
            <draw:line draw:style-name="gr1" draw:layer="layout" svg:x1="7.099cm" svg:y1="9.2cm" svg:x2="7.899cm" svg:y2="9.2cm">
              <text:p/>
            </draw:line>
            <draw:line draw:style-name="gr1" draw:layer="layout" svg:x1="7.899cm" svg:y1="9.2cm" svg:x2="7.899cm" svg:y2="9.501cm">
              <text:p/>
            </draw:line>
            <draw:line draw:style-name="gr1" draw:layer="layout" svg:x1="7.899cm" svg:y1="9.501cm" svg:x2="8.399cm" svg:y2="9.501cm">
              <text:p/>
            </draw:line>
            <draw:line draw:style-name="gr1" draw:layer="layout" svg:x1="4.7cm" svg:y1="5.5cm" svg:x2="5.499cm" svg:y2="5.5cm">
              <text:p/>
            </draw:line>
            <draw:line draw:style-name="gr1" draw:layer="layout" svg:x1="5.499cm" svg:y1="5.5cm" svg:x2="5.499cm" svg:y2="5.801cm">
              <text:p/>
            </draw:line>
            <draw:line draw:style-name="gr1" draw:layer="layout" svg:x1="5.499cm" svg:y1="5.801cm" svg:x2="6.3cm" svg:y2="5.801cm">
              <text:p/>
            </draw:line>
            <draw:line draw:style-name="gr1" draw:layer="layout" svg:x1="6.3cm" svg:y1="5.5cm" svg:x2="6.3cm" svg:y2="5.801cm">
              <text:p/>
            </draw:line>
            <draw:line draw:style-name="gr1" draw:layer="layout" svg:x1="6.3cm" svg:y1="5.5cm" svg:x2="7.099cm" svg:y2="5.5cm">
              <text:p/>
            </draw:line>
            <draw:line draw:style-name="gr1" draw:layer="layout" svg:x1="7.099cm" svg:y1="5.5cm" svg:x2="7.099cm" svg:y2="5.801cm">
              <text:p/>
            </draw:line>
            <draw:line draw:style-name="gr1" draw:layer="layout" svg:x1="7.099cm" svg:y1="5.801cm" svg:x2="7.899cm" svg:y2="5.801cm">
              <text:p/>
            </draw:line>
            <draw:line draw:style-name="gr1" draw:layer="layout" svg:x1="7.899cm" svg:y1="5.5cm" svg:x2="7.899cm" svg:y2="5.801cm">
              <text:p/>
            </draw:line>
            <draw:line draw:style-name="gr1" draw:layer="layout" svg:x1="7.899cm" svg:y1="5.5cm" svg:x2="8.399cm" svg:y2="5.5cm">
              <text:p/>
            </draw:line>
            <draw:line draw:style-name="gr1" draw:layer="layout" svg:x1="8.399cm" svg:y1="9.501cm" svg:x2="8.399cm" svg:y2="8.701cm">
              <text:p/>
            </draw:line>
            <draw:line draw:style-name="gr1" draw:layer="layout" svg:x1="8.7cm" svg:y1="8.701cm" svg:x2="8.399cm" svg:y2="8.701cm">
              <text:p/>
            </draw:line>
            <draw:line draw:style-name="gr1" draw:layer="layout" svg:x1="8.7cm" svg:y1="8.701cm" svg:x2="8.7cm" svg:y2="7.9cm">
              <text:p/>
            </draw:line>
            <draw:line draw:style-name="gr1" draw:layer="layout" svg:x1="8.7cm" svg:y1="7.9cm" svg:x2="8.399cm" svg:y2="7.9cm">
              <text:p/>
            </draw:line>
            <draw:line draw:style-name="gr1" draw:layer="layout" svg:x1="8.399cm" svg:y1="7.9cm" svg:x2="8.399cm" svg:y2="7.101cm">
              <text:p/>
            </draw:line>
            <draw:line draw:style-name="gr1" draw:layer="layout" svg:x1="8.7cm" svg:y1="7.101cm" svg:x2="8.399cm" svg:y2="7.101cm">
              <text:p/>
            </draw:line>
            <draw:line draw:style-name="gr1" draw:layer="layout" svg:x1="8.7cm" svg:y1="7.101cm" svg:x2="8.7cm" svg:y2="6.301cm">
              <text:p/>
            </draw:line>
            <draw:line draw:style-name="gr1" draw:layer="layout" svg:x1="8.7cm" svg:y1="6.301cm" svg:x2="8.399cm" svg:y2="6.301cm">
              <text:p/>
            </draw:line>
            <draw:line draw:style-name="gr1" draw:layer="layout" svg:x1="8.399cm" svg:y1="6.301cm" svg:x2="8.399cm" svg:y2="5.5cm">
              <text:p/>
            </draw:line>
          </draw:g>
          <draw:g>
            <draw:line draw:style-name="gr1" draw:layer="layout" svg:x1="8.4cm" svg:y1="9.5cm" svg:x2="9.199cm" svg:y2="9.5cm">
              <text:p/>
            </draw:line>
            <draw:line draw:style-name="gr1" draw:layer="layout" svg:x1="9.199cm" svg:y1="9.199cm" svg:x2="9.199cm" svg:y2="9.5cm">
              <text:p/>
            </draw:line>
            <draw:line draw:style-name="gr1" draw:layer="layout" svg:x1="9.199cm" svg:y1="9.199cm" svg:x2="10cm" svg:y2="9.199cm">
              <text:p/>
            </draw:line>
            <draw:line draw:style-name="gr1" draw:layer="layout" svg:x1="10cm" svg:y1="9.199cm" svg:x2="10cm" svg:y2="9.5cm">
              <text:p/>
            </draw:line>
            <draw:line draw:style-name="gr1" draw:layer="layout" svg:x1="10cm" svg:y1="9.5cm" svg:x2="10.799cm" svg:y2="9.5cm">
              <text:p/>
            </draw:line>
            <draw:line draw:style-name="gr1" draw:layer="layout" svg:x1="10.799cm" svg:y1="9.199cm" svg:x2="10.799cm" svg:y2="9.5cm">
              <text:p/>
            </draw:line>
            <draw:line draw:style-name="gr1" draw:layer="layout" svg:x1="10.799cm" svg:y1="9.199cm" svg:x2="11.599cm" svg:y2="9.199cm">
              <text:p/>
            </draw:line>
            <draw:line draw:style-name="gr1" draw:layer="layout" svg:x1="11.599cm" svg:y1="9.199cm" svg:x2="11.599cm" svg:y2="9.5cm">
              <text:p/>
            </draw:line>
            <draw:line draw:style-name="gr1" draw:layer="layout" svg:x1="11.599cm" svg:y1="9.5cm" svg:x2="12.099cm" svg:y2="9.5cm">
              <text:p/>
            </draw:line>
            <draw:line draw:style-name="gr1" draw:layer="layout" svg:x1="8.4cm" svg:y1="5.499cm" svg:x2="9.199cm" svg:y2="5.499cm">
              <text:p/>
            </draw:line>
            <draw:line draw:style-name="gr1" draw:layer="layout" svg:x1="9.199cm" svg:y1="5.499cm" svg:x2="9.199cm" svg:y2="5.8cm">
              <text:p/>
            </draw:line>
            <draw:line draw:style-name="gr1" draw:layer="layout" svg:x1="9.199cm" svg:y1="5.8cm" svg:x2="10cm" svg:y2="5.8cm">
              <text:p/>
            </draw:line>
            <draw:line draw:style-name="gr1" draw:layer="layout" svg:x1="10cm" svg:y1="5.499cm" svg:x2="10cm" svg:y2="5.8cm">
              <text:p/>
            </draw:line>
            <draw:line draw:style-name="gr1" draw:layer="layout" svg:x1="10cm" svg:y1="5.499cm" svg:x2="10.799cm" svg:y2="5.499cm">
              <text:p/>
            </draw:line>
            <draw:line draw:style-name="gr1" draw:layer="layout" svg:x1="10.799cm" svg:y1="5.499cm" svg:x2="10.799cm" svg:y2="5.8cm">
              <text:p/>
            </draw:line>
            <draw:line draw:style-name="gr1" draw:layer="layout" svg:x1="10.799cm" svg:y1="5.8cm" svg:x2="11.599cm" svg:y2="5.8cm">
              <text:p/>
            </draw:line>
            <draw:line draw:style-name="gr1" draw:layer="layout" svg:x1="11.599cm" svg:y1="5.499cm" svg:x2="11.599cm" svg:y2="5.8cm">
              <text:p/>
            </draw:line>
            <draw:line draw:style-name="gr1" draw:layer="layout" svg:x1="11.599cm" svg:y1="5.499cm" svg:x2="12.099cm" svg:y2="5.499cm">
              <text:p/>
            </draw:line>
            <draw:line draw:style-name="gr1" draw:layer="layout" svg:x1="12.099cm" svg:y1="9.5cm" svg:x2="12.099cm" svg:y2="8.7cm">
              <text:p/>
            </draw:line>
            <draw:line draw:style-name="gr1" draw:layer="layout" svg:x1="12.4cm" svg:y1="8.7cm" svg:x2="12.099cm" svg:y2="8.7cm">
              <text:p/>
            </draw:line>
            <draw:line draw:style-name="gr1" draw:layer="layout" svg:x1="12.4cm" svg:y1="8.7cm" svg:x2="12.4cm" svg:y2="7.899cm">
              <text:p/>
            </draw:line>
            <draw:line draw:style-name="gr1" draw:layer="layout" svg:x1="12.4cm" svg:y1="7.899cm" svg:x2="12.099cm" svg:y2="7.899cm">
              <text:p/>
            </draw:line>
            <draw:line draw:style-name="gr1" draw:layer="layout" svg:x1="12.099cm" svg:y1="7.899cm" svg:x2="12.099cm" svg:y2="7.1cm">
              <text:p/>
            </draw:line>
            <draw:line draw:style-name="gr1" draw:layer="layout" svg:x1="12.4cm" svg:y1="7.1cm" svg:x2="12.099cm" svg:y2="7.1cm">
              <text:p/>
            </draw:line>
            <draw:line draw:style-name="gr1" draw:layer="layout" svg:x1="12.4cm" svg:y1="7.1cm" svg:x2="12.4cm" svg:y2="6.3cm">
              <text:p/>
            </draw:line>
            <draw:line draw:style-name="gr1" draw:layer="layout" svg:x1="12.4cm" svg:y1="6.3cm" svg:x2="12.099cm" svg:y2="6.3cm">
              <text:p/>
            </draw:line>
            <draw:line draw:style-name="gr1" draw:layer="layout" svg:x1="12.099cm" svg:y1="6.3cm" svg:x2="12.099cm" svg:y2="5.499cm">
              <text:p/>
            </draw:line>
          </draw:g>
          <draw:g>
            <draw:path draw:style-name="gr13" draw:text-style-name="P1" draw:layer="layout" svg:width="0.726cm" svg:height="0.641cm" svg:x="8.9cm" svg:y="6.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4" draw:text-style-name="P1" draw:layer="layout" svg:width="0.698cm" svg:height="0.62cm" svg:x="9.772cm" svg:y="6.71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5" draw:text-style-name="P1" draw:layer="layout" svg:width="0.316cm" svg:height="0.157cm" svg:x="9.929cm" svg:y="6.815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6" draw:text-style-name="P1" draw:layer="layout" svg:width="0.591cm" svg:height="0.62cm" svg:x="10.556cm" svg:y="6.711cm" svg:viewBox="0 0 592 621" draw:points="0,621 0,0 576,0 576,105 157,105 157,243 547,243 547,347 157,347 157,516 592,516 592,621">
              <text:p/>
            </draw:polygon>
            <draw:polygon draw:style-name="gr17" draw:text-style-name="P1" draw:layer="layout" svg:width="0.616cm" svg:height="0.62cm" svg:x="11.283cm" svg:y="6.711cm" svg:viewBox="0 0 617 621" draw:points="0,621 0,0 153,0 471,415 471,0 617,0 617,621 459,621 146,216 146,621">
              <text:p/>
            </draw:polygon>
            <draw:path draw:style-name="gr18" draw:text-style-name="P1" draw:layer="layout" svg:width="0.753cm" svg:height="0.641cm" svg:x="8.928cm" svg:y="7.668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9" draw:text-style-name="P1" draw:layer="layout" svg:width="0.65cm" svg:height="0.62cm" svg:x="9.805cm" svg:y="7.679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0" draw:text-style-name="P1" draw:layer="layout" svg:width="0.546cm" svg:height="0.615cm" svg:x="10.593cm" svg:y="7.683cm" svg:viewBox="0 0 547 616" draw:points="0,616 0,0 157,0 157,511 547,511 547,616">
              <text:p/>
            </draw:polygon>
            <draw:polygon draw:style-name="gr21" draw:text-style-name="P1" draw:layer="layout" svg:width="0.591cm" svg:height="0.62cm" svg:x="11.253cm" svg:y="7.679cm" svg:viewBox="0 0 592 621" draw:points="0,621 0,0 576,0 576,105 157,105 157,243 547,243 547,347 157,347 157,516 592,516 592,621">
              <text:p/>
            </draw:polygon>
            <draw:line draw:style-name="gr11" draw:text-style-name="P2" draw:layer="layout" svg:x1="9.93cm" svg:y1="6.816cm" svg:x2="9.93cm" svg:y2="6.974cm">
              <text:p/>
            </draw:line>
            <draw:line draw:style-name="gr11" draw:text-style-name="P2" draw:layer="layout" svg:x1="9.772cm" svg:y1="7.332cm" svg:x2="9.929cm" svg:y2="7.332cm">
              <text:p/>
            </draw:line>
            <draw:line draw:style-name="gr11" draw:text-style-name="P2" draw:layer="layout" svg:x1="9.289cm" svg:y1="7.104cm" svg:x2="9.469cm" svg:y2="7.104cm">
              <text:p/>
            </draw:line>
            <draw:line draw:style-name="gr11" draw:text-style-name="P2" draw:layer="layout" svg:x1="9.806cm" svg:y1="7.671cm" svg:x2="9.806cm" svg:y2="8.301cm">
              <text:p/>
            </draw:line>
            <draw:line draw:style-name="gr11" draw:text-style-name="P2" draw:layer="layout" svg:x1="9.962cm" svg:y1="7.781cm" svg:x2="10.052cm" svg:y2="7.781cm">
              <text:p/>
            </draw:line>
            <draw:line draw:style-name="gr11" draw:text-style-name="P2" draw:layer="layout" svg:x1="9.962cm" svg:y1="7.781cm" svg:x2="10.052cm" svg:y2="7.781cm">
              <text:p/>
            </draw:line>
            <draw:line draw:style-name="gr11" draw:text-style-name="P2" draw:layer="layout" svg:x1="9.962cm" svg:y1="8.03cm" svg:x2="10.097cm" svg:y2="8.03cm">
              <text:p/>
            </draw:line>
          </draw:g>
          <draw:g>
            <draw:line draw:style-name="gr1" draw:layer="layout" svg:x1="8.7cm" svg:y1="5.5cm" svg:x2="9.499cm" svg:y2="5.5cm">
              <text:p/>
            </draw:line>
            <draw:line draw:style-name="gr1" draw:layer="layout" svg:x1="9.499cm" svg:y1="5.199cm" svg:x2="9.499cm" svg:y2="5.5cm">
              <text:p/>
            </draw:line>
            <draw:line draw:style-name="gr1" draw:layer="layout" svg:x1="9.499cm" svg:y1="5.199cm" svg:x2="10.3cm" svg:y2="5.199cm">
              <text:p/>
            </draw:line>
            <draw:line draw:style-name="gr1" draw:layer="layout" svg:x1="10.3cm" svg:y1="5.199cm" svg:x2="10.3cm" svg:y2="5.5cm">
              <text:p/>
            </draw:line>
            <draw:line draw:style-name="gr1" draw:layer="layout" svg:x1="10.3cm" svg:y1="5.5cm" svg:x2="11.099cm" svg:y2="5.5cm">
              <text:p/>
            </draw:line>
            <draw:line draw:style-name="gr1" draw:layer="layout" svg:x1="11.099cm" svg:y1="5.199cm" svg:x2="11.099cm" svg:y2="5.5cm">
              <text:p/>
            </draw:line>
            <draw:line draw:style-name="gr1" draw:layer="layout" svg:x1="11.099cm" svg:y1="5.199cm" svg:x2="11.899cm" svg:y2="5.199cm">
              <text:p/>
            </draw:line>
            <draw:line draw:style-name="gr1" draw:layer="layout" svg:x1="11.899cm" svg:y1="5.199cm" svg:x2="11.899cm" svg:y2="5.5cm">
              <text:p/>
            </draw:line>
            <draw:line draw:style-name="gr1" draw:layer="layout" svg:x1="11.899cm" svg:y1="5.5cm" svg:x2="12.399cm" svg:y2="5.5cm">
              <text:p/>
            </draw:line>
            <draw:line draw:style-name="gr1" draw:layer="layout" svg:x1="8.7cm" svg:y1="1.499cm" svg:x2="9.499cm" svg:y2="1.499cm">
              <text:p/>
            </draw:line>
            <draw:line draw:style-name="gr1" draw:layer="layout" svg:x1="9.499cm" svg:y1="1.499cm" svg:x2="9.499cm" svg:y2="1.8cm">
              <text:p/>
            </draw:line>
            <draw:line draw:style-name="gr1" draw:layer="layout" svg:x1="9.499cm" svg:y1="1.8cm" svg:x2="10.3cm" svg:y2="1.8cm">
              <text:p/>
            </draw:line>
            <draw:line draw:style-name="gr1" draw:layer="layout" svg:x1="10.3cm" svg:y1="1.499cm" svg:x2="10.3cm" svg:y2="1.8cm">
              <text:p/>
            </draw:line>
            <draw:line draw:style-name="gr1" draw:layer="layout" svg:x1="10.3cm" svg:y1="1.499cm" svg:x2="11.099cm" svg:y2="1.499cm">
              <text:p/>
            </draw:line>
            <draw:line draw:style-name="gr1" draw:layer="layout" svg:x1="11.099cm" svg:y1="1.499cm" svg:x2="11.099cm" svg:y2="1.8cm">
              <text:p/>
            </draw:line>
            <draw:line draw:style-name="gr1" draw:layer="layout" svg:x1="11.099cm" svg:y1="1.8cm" svg:x2="11.899cm" svg:y2="1.8cm">
              <text:p/>
            </draw:line>
            <draw:line draw:style-name="gr1" draw:layer="layout" svg:x1="11.899cm" svg:y1="1.499cm" svg:x2="11.899cm" svg:y2="1.8cm">
              <text:p/>
            </draw:line>
            <draw:line draw:style-name="gr1" draw:layer="layout" svg:x1="11.899cm" svg:y1="1.499cm" svg:x2="12.399cm" svg:y2="1.499cm">
              <text:p/>
            </draw:line>
            <draw:line draw:style-name="gr1" draw:layer="layout" svg:x1="8.7cm" svg:y1="5.5cm" svg:x2="8.7cm" svg:y2="4.7cm">
              <text:p/>
            </draw:line>
            <draw:line draw:style-name="gr1" draw:layer="layout" svg:x1="8.999cm" svg:y1="4.7cm" svg:x2="8.7cm" svg:y2="4.7cm">
              <text:p/>
            </draw:line>
            <draw:line draw:style-name="gr1" draw:layer="layout" svg:x1="8.999cm" svg:y1="4.7cm" svg:x2="8.999cm" svg:y2="3.899cm">
              <text:p/>
            </draw:line>
            <draw:line draw:style-name="gr1" draw:layer="layout" svg:x1="8.999cm" svg:y1="3.899cm" svg:x2="8.7cm" svg:y2="3.899cm">
              <text:p/>
            </draw:line>
            <draw:line draw:style-name="gr1" draw:layer="layout" svg:x1="8.7cm" svg:y1="3.899cm" svg:x2="8.7cm" svg:y2="3.1cm">
              <text:p/>
            </draw:line>
            <draw:line draw:style-name="gr1" draw:layer="layout" svg:x1="8.999cm" svg:y1="3.1cm" svg:x2="8.7cm" svg:y2="3.1cm">
              <text:p/>
            </draw:line>
            <draw:line draw:style-name="gr1" draw:layer="layout" svg:x1="8.999cm" svg:y1="3.1cm" svg:x2="8.999cm" svg:y2="2.3cm">
              <text:p/>
            </draw:line>
            <draw:line draw:style-name="gr1" draw:layer="layout" svg:x1="8.999cm" svg:y1="2.3cm" svg:x2="8.7cm" svg:y2="2.3cm">
              <text:p/>
            </draw:line>
            <draw:line draw:style-name="gr1" draw:layer="layout" svg:x1="8.7cm" svg:y1="2.3cm" svg:x2="8.7cm" svg:y2="1.499cm">
              <text:p/>
            </draw:line>
            <draw:line draw:style-name="gr1" draw:layer="layout" svg:x1="12.399cm" svg:y1="5.5cm" svg:x2="12.399cm" svg:y2="4.7cm">
              <text:p/>
            </draw:line>
            <draw:line draw:style-name="gr1" draw:layer="layout" svg:x1="12.7cm" svg:y1="4.7cm" svg:x2="12.399cm" svg:y2="4.7cm">
              <text:p/>
            </draw:line>
            <draw:line draw:style-name="gr1" draw:layer="layout" svg:x1="12.7cm" svg:y1="4.7cm" svg:x2="12.7cm" svg:y2="3.899cm">
              <text:p/>
            </draw:line>
            <draw:line draw:style-name="gr1" draw:layer="layout" svg:x1="12.7cm" svg:y1="3.899cm" svg:x2="12.399cm" svg:y2="3.899cm">
              <text:p/>
            </draw:line>
            <draw:line draw:style-name="gr1" draw:layer="layout" svg:x1="12.399cm" svg:y1="3.899cm" svg:x2="12.399cm" svg:y2="3.1cm">
              <text:p/>
            </draw:line>
            <draw:line draw:style-name="gr1" draw:layer="layout" svg:x1="12.7cm" svg:y1="3.1cm" svg:x2="12.399cm" svg:y2="3.1cm">
              <text:p/>
            </draw:line>
            <draw:line draw:style-name="gr1" draw:layer="layout" svg:x1="12.7cm" svg:y1="3.1cm" svg:x2="12.7cm" svg:y2="2.3cm">
              <text:p/>
            </draw:line>
            <draw:line draw:style-name="gr1" draw:layer="layout" svg:x1="12.7cm" svg:y1="2.3cm" svg:x2="12.399cm" svg:y2="2.3cm">
              <text:p/>
            </draw:line>
            <draw:line draw:style-name="gr1" draw:layer="layout" svg:x1="12.399cm" svg:y1="2.3cm" svg:x2="12.399cm" svg:y2="1.499cm">
              <text:p/>
            </draw:line>
          </draw:g>
          <draw:line draw:style-name="gr1" draw:layer="layout" svg:x1="5.302cm" svg:y1="5.2cm" svg:x2="5.801cm" svg:y2="5.2cm">
            <text:p/>
          </draw:line>
          <draw:line draw:style-name="gr1" draw:layer="layout" svg:x1="5.801cm" svg:y1="5.2cm" svg:x2="5.801cm" svg:y2="5.501cm">
            <text:p/>
          </draw:line>
          <draw:line draw:style-name="gr1" draw:layer="layout" svg:x1="5.801cm" svg:y1="5.501cm" svg:x2="6.602cm" svg:y2="5.501cm">
            <text:p/>
          </draw:line>
          <draw:line draw:style-name="gr1" draw:layer="layout" svg:x1="6.602cm" svg:y1="5.2cm" svg:x2="6.602cm" svg:y2="5.501cm">
            <text:p/>
          </draw:line>
          <draw:line draw:style-name="gr1" draw:layer="layout" svg:x1="6.602cm" svg:y1="5.2cm" svg:x2="7.401cm" svg:y2="5.2cm">
            <text:p/>
          </draw:line>
          <draw:line draw:style-name="gr1" draw:layer="layout" svg:x1="7.401cm" svg:y1="5.2cm" svg:x2="7.401cm" svg:y2="5.501cm">
            <text:p/>
          </draw:line>
          <draw:line draw:style-name="gr1" draw:layer="layout" svg:x1="7.401cm" svg:y1="5.501cm" svg:x2="8.201cm" svg:y2="5.501cm">
            <text:p/>
          </draw:line>
          <draw:line draw:style-name="gr1" draw:layer="layout" svg:x1="8.201cm" svg:y1="5.2cm" svg:x2="8.201cm" svg:y2="5.501cm">
            <text:p/>
          </draw:line>
          <draw:line draw:style-name="gr1" draw:layer="layout" svg:x1="8.201cm" svg:y1="5.2cm" svg:x2="8.701cm" svg:y2="5.2cm">
            <text:p/>
          </draw:line>
          <draw:line draw:style-name="gr1" draw:layer="layout" svg:x1="5.302cm" svg:y1="1.801cm" svg:x2="5.801cm" svg:y2="1.801cm">
            <text:p/>
          </draw:line>
          <draw:line draw:style-name="gr1" draw:layer="layout" svg:x1="5.801cm" svg:y1="1.5cm" svg:x2="5.801cm" svg:y2="1.801cm">
            <text:p/>
          </draw:line>
          <draw:line draw:style-name="gr1" draw:layer="layout" svg:x1="5.801cm" svg:y1="1.5cm" svg:x2="6.602cm" svg:y2="1.5cm">
            <text:p/>
          </draw:line>
          <draw:line draw:style-name="gr1" draw:layer="layout" svg:x1="6.602cm" svg:y1="1.5cm" svg:x2="6.602cm" svg:y2="1.801cm">
            <text:p/>
          </draw:line>
          <draw:line draw:style-name="gr1" draw:layer="layout" svg:x1="6.602cm" svg:y1="1.801cm" svg:x2="7.401cm" svg:y2="1.801cm">
            <text:p/>
          </draw:line>
          <draw:line draw:style-name="gr1" draw:layer="layout" svg:x1="7.401cm" svg:y1="1.5cm" svg:x2="7.401cm" svg:y2="1.801cm">
            <text:p/>
          </draw:line>
          <draw:line draw:style-name="gr1" draw:layer="layout" svg:x1="7.401cm" svg:y1="1.5cm" svg:x2="8.201cm" svg:y2="1.5cm">
            <text:p/>
          </draw:line>
          <draw:line draw:style-name="gr1" draw:layer="layout" svg:x1="8.201cm" svg:y1="1.5cm" svg:x2="8.201cm" svg:y2="1.801cm">
            <text:p/>
          </draw:line>
          <draw:line draw:style-name="gr1" draw:layer="layout" svg:x1="8.201cm" svg:y1="1.801cm" svg:x2="8.701cm" svg:y2="1.801cm">
            <text:p/>
          </draw:line>
          <draw:line draw:style-name="gr1" draw:layer="layout" svg:x1="5.302cm" svg:y1="5.2cm" svg:x2="5.302cm" svg:y2="4.701cm">
            <text:p/>
          </draw:line>
          <draw:line draw:style-name="gr1" draw:layer="layout" svg:x1="5.302cm" svg:y1="4.701cm" svg:x2="5.001cm" svg:y2="4.701cm">
            <text:p/>
          </draw:line>
          <draw:line draw:style-name="gr1" draw:layer="layout" svg:x1="5.001cm" svg:y1="4.701cm" svg:x2="5.001cm" svg:y2="3.9cm">
            <text:p/>
          </draw:line>
          <draw:line draw:style-name="gr1" draw:layer="layout" svg:x1="5.302cm" svg:y1="3.9cm" svg:x2="5.001cm" svg:y2="3.9cm">
            <text:p/>
          </draw:line>
          <draw:line draw:style-name="gr1" draw:layer="layout" svg:x1="5.302cm" svg:y1="3.9cm" svg:x2="5.302cm" svg:y2="3.101cm">
            <text:p/>
          </draw:line>
          <draw:line draw:style-name="gr1" draw:layer="layout" svg:x1="5.302cm" svg:y1="3.101cm" svg:x2="5.001cm" svg:y2="3.101cm">
            <text:p/>
          </draw:line>
          <draw:line draw:style-name="gr1" draw:layer="layout" svg:x1="5.001cm" svg:y1="3.101cm" svg:x2="5.001cm" svg:y2="2.301cm">
            <text:p/>
          </draw:line>
          <draw:line draw:style-name="gr1" draw:layer="layout" svg:x1="5.302cm" svg:y1="2.301cm" svg:x2="5.001cm" svg:y2="2.301cm">
            <text:p/>
          </draw:line>
          <draw:line draw:style-name="gr1" draw:layer="layout" svg:x1="5.302cm" svg:y1="2.301cm" svg:x2="5.302cm" svg:y2="1.801cm">
            <text:p/>
          </draw:line>
          <draw:line draw:style-name="gr1" draw:layer="layout" svg:x1="8.701cm" svg:y1="5.2cm" svg:x2="8.701cm" svg:y2="4.701cm">
            <text:p/>
          </draw:line>
          <draw:line draw:style-name="gr1" draw:layer="layout" svg:x1="9.002cm" svg:y1="4.701cm" svg:x2="8.701cm" svg:y2="4.701cm">
            <text:p/>
          </draw:line>
          <draw:line draw:style-name="gr1" draw:layer="layout" svg:x1="9.002cm" svg:y1="4.701cm" svg:x2="9.002cm" svg:y2="3.9cm">
            <text:p/>
          </draw:line>
          <draw:line draw:style-name="gr1" draw:layer="layout" svg:x1="9.002cm" svg:y1="3.9cm" svg:x2="8.701cm" svg:y2="3.9cm">
            <text:p/>
          </draw:line>
          <draw:line draw:style-name="gr1" draw:layer="layout" svg:x1="8.701cm" svg:y1="3.9cm" svg:x2="8.701cm" svg:y2="3.101cm">
            <text:p/>
          </draw:line>
          <draw:line draw:style-name="gr1" draw:layer="layout" svg:x1="9.002cm" svg:y1="3.101cm" svg:x2="8.701cm" svg:y2="3.101cm">
            <text:p/>
          </draw:line>
          <draw:line draw:style-name="gr1" draw:layer="layout" svg:x1="9.002cm" svg:y1="3.101cm" svg:x2="9.002cm" svg:y2="2.301cm">
            <text:p/>
          </draw:line>
          <draw:line draw:style-name="gr1" draw:layer="layout" svg:x1="9.002cm" svg:y1="2.301cm" svg:x2="8.701cm" svg:y2="2.301cm">
            <text:p/>
          </draw:line>
          <draw:line draw:style-name="gr1" draw:layer="layout" svg:x1="8.701cm" svg:y1="2.301cm" svg:x2="8.701cm" svg:y2="1.801cm">
            <text:p/>
          </draw:line>
          <draw:path draw:style-name="gr22" draw:text-style-name="P1" draw:layer="layout" svg:width="2.399cm" svg:height="2.559cm" svg:x="5.801cm" svg:y="2.241cm" svg:viewBox="0 0 2400 2560" svg:d="M1188 0c-587 0-1076 417-1188 970h489c100-286 372-491 692-491 406 0 734 329 734 734s-328 734-734 734c-320 0-593-205-693-492h-42-446c0 0 0 90 0 608s446 497 446 497v-390c205 159 462 254 742 254 669 0 1212-543 1212-1212s-543-1212-1212-1212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ce style:name="Helvetica" svg:font-family="Helvetica" style:font-pitch="variable"/>
    <style:font-face style:name="Liberation Serif1" svg:font-family="'Liberation Serif'"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5.999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5-18T14:20:36.574579000</dc:date>
    <dc:creator>Didier Donsez</dc:creator>
    <meta:generator>LibreOffice/4.2.7.2$MacOSX_X86_64 LibreOffice_project/933c0aa564ec4f8883ed5732c866db48dca4dac5</meta:generator>
    <meta:editing-duration>P0D</meta:editing-duration>
    <meta:editing-cycles>1</meta:editing-cycles>
    <meta:document-statistic meta:object-count="239"/>
  </office:meta>
</office:document-meta>
</file>